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342A0AE2B0302A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b474"/>
    </style:style>
    <style:style style:name="P2" style:family="paragraph" style:parent-style-name="Standard">
      <style:paragraph-properties fo:text-align="center" style:justify-single-word="false"/>
      <style:text-properties officeooo:paragraph-rsid="0015b474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5b47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b47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5b474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8.02" style:data-style-name="N0">8.02</text:variable-set>: Kepler’s Laws</text:p>
      <text:list xml:id="list7988438361940101433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1"/>
      <text:p text:style-name="P1"/>
      <text:p text:style-name="P1"/>
      <text:p text:style-name="P1"/>
      <text:list xml:id="list213424544152062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1"/>
      <text:p text:style-name="P1"/>
      <text:p text:style-name="P1"/>
      <text:p text:style-name="P1"/>
      <text:list xml:id="list213424061393329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1"/>
      <text:p text:style-name="P1"/>
      <text:p text:style-name="P1"/>
      <text:p text:style-name="P1"/>
      <text:p text:style-name="P1"/>
      <text:list xml:id="list213424259543927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1"/>
      <text:p text:style-name="P1"/>
      <text:p text:style-name="P1"/>
      <text:p text:style-name="P1"/>
      <text:p text:style-name="P1"/>
      <text:list xml:id="list213424171657861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423277674477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list xml:id="list213423825982671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1"/>
      <text:p text:style-name="P1"/>
      <text:list xml:id="list213423841608039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13424500063857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13423397375397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3423925653365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3424845106475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42A0AE2B0302ADE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16T21:34:22.887080758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5:27.160448273</meta:creation-date>
    <meta:editing-duration>PT2M54S</meta:editing-duration>
    <meta:editing-cycles>4</meta:editing-cycles>
    <meta:generator>LibreOffice/5.0.6.2$Linux_X86_64 LibreOffice_project/00$Build-2</meta:generator>
    <dc:date>2016-08-16T21:34:22.818807831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